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f5f0" officeooo:paragraph-rsid="001cf5f0"/>
    </style:style>
    <style:style style:name="P2" style:family="paragraph" style:parent-style-name="Standard">
      <style:text-properties officeooo:rsid="001ed13b" officeooo:paragraph-rsid="001ed13b"/>
    </style:style>
    <style:style style:name="P3" style:family="paragraph" style:parent-style-name="Standard">
      <style:text-properties officeooo:rsid="001f28fe" officeooo:paragraph-rsid="001f28fe"/>
    </style:style>
    <style:style style:name="P4" style:family="paragraph" style:parent-style-name="Standard">
      <style:text-properties officeooo:rsid="0020a201" officeooo:paragraph-rsid="0020a201"/>
    </style:style>
    <style:style style:name="P5" style:family="paragraph" style:parent-style-name="Standard">
      <style:text-properties officeooo:rsid="00228aaf" officeooo:paragraph-rsid="00228aaf"/>
    </style:style>
    <style:style style:name="P6" style:family="paragraph" style:parent-style-name="Standard">
      <style:text-properties officeooo:rsid="00243b63" officeooo:paragraph-rsid="00243b63"/>
    </style:style>
    <style:style style:name="P7" style:family="paragraph" style:parent-style-name="Standard">
      <style:text-properties officeooo:rsid="002598dc" officeooo:paragraph-rsid="002598dc"/>
    </style:style>
    <style:style style:name="P8" style:family="paragraph" style:parent-style-name="Standard">
      <style:text-properties officeooo:rsid="00278500" officeooo:paragraph-rsid="00278500"/>
    </style:style>
    <style:style style:name="P9" style:family="paragraph" style:parent-style-name="Standard">
      <style:text-properties officeooo:rsid="00290a99" officeooo:paragraph-rsid="00290a99"/>
    </style:style>
    <style:style style:name="P10" style:family="paragraph" style:parent-style-name="Standard">
      <style:text-properties officeooo:rsid="00299bef" officeooo:paragraph-rsid="00299bef"/>
    </style:style>
    <style:style style:name="P11" style:family="paragraph" style:parent-style-name="Standard">
      <style:text-properties officeooo:rsid="00299bef" officeooo:paragraph-rsid="002d0045"/>
    </style:style>
    <style:style style:name="P12" style:family="paragraph" style:parent-style-name="Standard">
      <style:text-properties officeooo:rsid="002eecf5" officeooo:paragraph-rsid="002eecf5"/>
    </style:style>
    <style:style style:name="P13" style:family="paragraph" style:parent-style-name="Standard">
      <style:text-properties officeooo:rsid="002fdeec" officeooo:paragraph-rsid="002fdeec"/>
    </style:style>
    <style:style style:name="P14" style:family="paragraph" style:parent-style-name="Standard">
      <style:text-properties officeooo:rsid="0030eae0" officeooo:paragraph-rsid="0030eae0"/>
    </style:style>
    <style:style style:name="P15" style:family="paragraph" style:parent-style-name="Standard">
      <style:text-properties officeooo:rsid="0031b3dc" officeooo:paragraph-rsid="0031b3dc"/>
    </style:style>
    <style:style style:name="T1" style:family="text">
      <style:text-properties style:text-position="super 58%"/>
    </style:style>
    <style:style style:name="T2" style:family="text">
      <style:text-properties officeooo:rsid="001e8ff3"/>
    </style:style>
    <style:style style:name="T3" style:family="text">
      <style:text-properties officeooo:rsid="00214a2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14a21" style:font-style-asian="italic" style:font-style-complex="italic"/>
    </style:style>
    <style:style style:name="T6" style:family="text">
      <style:text-properties officeooo:rsid="00228aaf"/>
    </style:style>
    <style:style style:name="T7" style:family="text">
      <style:text-properties officeooo:rsid="00234c4d"/>
    </style:style>
    <style:style style:name="T8" style:family="text">
      <style:text-properties officeooo:rsid="00247ebc"/>
    </style:style>
    <style:style style:name="T9" style:family="text">
      <style:text-properties officeooo:rsid="0026afa6"/>
    </style:style>
    <style:style style:name="T10" style:family="text">
      <style:text-properties officeooo:rsid="00299bef"/>
    </style:style>
    <style:style style:name="T11" style:family="text">
      <style:text-properties officeooo:rsid="0029a4fc"/>
    </style:style>
    <style:style style:name="T12" style:family="text">
      <style:text-properties officeooo:rsid="002a9cd1"/>
    </style:style>
    <style:style style:name="T13" style:family="text">
      <style:text-properties officeooo:rsid="002b8309"/>
    </style:style>
    <style:style style:name="T14" style:family="text">
      <style:text-properties officeooo:rsid="002f7707"/>
    </style:style>
    <style:style style:name="T15" style:family="text">
      <style:text-properties officeooo:rsid="002fdeec"/>
    </style:style>
    <style:style style:name="T16" style:family="text">
      <style:text-properties fo:color="#c9211e" loext:opacity="100%" officeooo:rsid="002fdeec"/>
    </style:style>
    <style:style style:name="T17" style:family="text">
      <style:text-properties fo:color="#c9211e" loext:opacity="100%" officeooo:rsid="002fdeec" fo:background-color="#ffff00" loext:char-shading-value="0"/>
    </style:style>
    <style:style style:name="T18" style:family="text">
      <style:text-properties fo:color="#c9211e" loext:opacity="100%" officeooo:rsid="002fdeec" fo:background-color="#ffff00" loext:char-shading-value="0"/>
    </style:style>
    <style:style style:name="T19" style:family="text">
      <style:text-properties fo:color="#c9211e" loext:opacity="100%" fo:background-color="#ffff00" loext:char-shading-value="0"/>
    </style:style>
    <style:style style:name="T20" style:family="text">
      <style:text-properties fo:background-color="#ffff00" loext:char-shading-value="0"/>
    </style:style>
    <style:style style:name="T21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 partir du lien :</text:h>
      <text:p text:style-name="P1"><text:a xlink:type="simple" xlink:href="https://towardsdatascience.com/nlp-101-word2vec-skip-gram-and-cbow-93512ee24314" text:style-name="Internet_20_link" text:visited-style-name="Visited_20_Internet_20_Link">https://towardsdatascience.com/nlp-101-word2vec-skip-gram-and-cbow-93512ee24314</text:a> </text:p>
      <text:p text:style-name="P1">Je suis vais dans les notes sur le 1<text:span text:style-name="T1">er</text:span> pdf proposé :</text:p>
      <text:p text:style-name="P1"><text:a xlink:type="simple" xlink:href="http://cs224d.stanford.edu/lecture_notes/notes1.pdf" text:style-name="Internet_20_link" text:visited-style-name="Visited_20_Internet_20_Link">http://cs224d.stanford.edu/lecture_notes/notes1.pdf</text:a> <text:span text:style-name="T2">pour comprendre le CBOW et SKIPGRAM !</text:span></text:p>
      <text:h text:style-name="Heading_20_2" text:outline-level="2">Notes1.pdf :</text:h>
      <text:p text:style-name="P2"><text:a xlink:type="simple" xlink:href="https://www.geeksforgeeks.org/python-word-embedding-using-word2vec/" text:style-name="Internet_20_link" text:visited-style-name="Visited_20_Internet_20_Link">https://www.geeksforgeeks.org/python-word-embedding-using-word2vec/</text:a> définition of WordEmbedding</text:p>
      <text:p text:style-name="P3">p 6 on parle de vecteur <text:span text:style-name="T6">vi </text:span>n x 1 comme représentant d<text:span text:style-name="T6">u</text:span> mot wi vecteur vi la taille du vocabulaire est |V| <text:span text:style-name="T7">vecteur Nu n x |V|</text:span></text:p>
      <text:p text:style-name="P4">n est la taille du <text:span text:style-name="T4">embedding </text:span><text:span text:style-name="T5">space</text:span><text:span text:style-name="T3">.</text:span></text:p>
      <text:p text:style-name="P5">En revanche pour la sortie uj si le mot trouvé est wj uj est la jème ligne de U (|V|xn).</text:p>
      <text:p text:style-name="P6">Page 6 : on apprend 2 vecteur par mot wi vi (input nx1<text:span text:style-name="T8">)</text:span> et ui (<text:span text:style-name="T8">output </text:span>1xn)</text:p>
      <text:p text:style-name="P7">Je suis arrivé à 6 bas! <text:span text:style-name="T9">Nu*x est un vecteur de dimension nx1 donc bien inférieur à |V| *1</text:span></text:p>
      <text:p text:style-name="P8">p 7 haut z = U*vmoyen de taille |V|x1 et le softmax dit quelle probabilité est la plus proche de la vérité !</text:p>
      <text:p text:style-name="P9">Vchapeau <text:s/>est la moyenne sur 2*m</text:p>
      <text:p text:style-name="P9">ychapeau est le y calculé correspondant au zchapeau par la fonction de probabilité softmax</text:p>
      <text:p text:style-name="P9">Y de taille N. ychapeau = (uc<text:span text:style-name="T10">t</text:span> avec c l’indice correspondant au yi attendu (=1)) x vchapeau</text:p>
      <text:p text:style-name="P9">uc<text:span text:style-name="T10">t</text:span> de taille 1 x n et v chapeau de taille n <text:span text:style-name="T10">x 1</text:span></text:p>
      <text:p text:style-name="P11">U de taille |V| x n est faite de u1t, u2t, u|V|t les |V| rows vectors de U (convention page 6 bas, <text:span text:style-name="T11">u1 est un vecteur de taille n x 1 reprenant la ligne 1 de U</text:span>) <text:span text:style-name="T12">uj (nx1 ligne de U) est un n dimensional </text:span><text:s/><text:span text:style-name="T12">vector du mot wj si ce dernier est un output de notre modèle. </text:span><text:span text:style-name="T13">vi est la colonne i (i de 1 à |V|) de notre matrice Nu (que l’on multiplie par xi i dans le embedding space autour de c)</text:span></text:p>
      <text:p text:style-name="P13"><text:span text:style-name="T19">QQpage 7</text:span> : comment je calcule le gradient pour Nu et U ?</text:p>
      <text:h text:style-name="Heading_20_3" text:outline-level="3">page 8 :</text:h>
      <text:p text:style-name="P12"><text:span text:style-name="T18">QQQQ !</text:span><text:span text:style-name="T15"> </text:span>Etape 4 comment peut on générer 2m vecteurs (|V|x1) chacun à partir du seul u = Uxvc ? <text:span text:style-name="T14">(le u sorti est de dimension |V| x 1)</text:span></text:p>
      <text:p text:style-name="P14">page 9 :</text:p>
      <text:p text:style-name="P14">Negative sampling what is the context c (est ce les 2 m mots autour)</text:p>
      <text:p text:style-name="P15">Pourquoi -vct * vw devient -uwt* vc ?</text:p>
      <text:p text:style-name="P12"/>
      <text:p text:style-name="P12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7T16:51:40.432000000</meta:creation-date>
    <dc:date>2023-04-28T15:45:31.262000000</dc:date>
    <meta:editing-duration>PT2H28M43S</meta:editing-duration>
    <meta:editing-cycles>22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23" meta:word-count="353" meta:character-count="1817" meta:non-whitespace-character-count="1484"/>
  </office:meta>
</office:document-meta>
</file>